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E LA CRUZ MOSCOL, CRHISTIAN LEONC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DE LA CRUZ MOSCOL, CRHISTIAN LEONC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156910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2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2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FR. NEGRO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6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18:38:1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